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ell" style:parent-style-name="Default" style:name="bg_yellow">
      <style:table-cell-properties fo:background-color="#fff9ae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cell" style:parent-style-name="Default" style:name="center">
      <style:table-cell-properties style:text-align-source="fix"/>
      <style:paragraph-properties fo:text-align="center"/>
    </style:style>
    <style:style style:family="table-cell" style:parent-style-name="Default" style:data-style-name="decimal1" style:name="cell_decimal1">
      <style:paragraph-properties fo:margin-right="1.2mm"/>
    </style:style>
    <number:number-style style:name="decimal1">
      <number:number number:decimal-places="1" loext:min-decimal-places="1" number:min-integer-digits="1" number:grouping="false"/>
    </number:number-style>
    <style:style style:family="table-cell" style:parent-style-name="Default" style:data-style-name="decimal2" style:name="cell_decimal2">
      <style:paragraph-properties fo:margin-right="1.2mm"/>
    </style:style>
    <number:number-style style:name="decimal2">
      <number:number number:decimal-places="2" loext:min-decimal-places="2" number:min-integer-digits="1" number:grouping="false"/>
    </number:number-style>
    <style:style style:family="table-cell" style:parent-style-name="Default" style:data-style-name="decimal3" style:name="cell_decimal3">
      <style:paragraph-properties fo:margin-right="1.2mm"/>
    </style:style>
    <number:number-style style:name="decimal3">
      <number:number number:decimal-places="3" loext:min-decimal-places="3" number:min-integer-digits="1" number:grouping="false"/>
    </number:number-style>
    <style:style style:family="table-cell" style:parent-style-name="Default" style:data-style-name="decimal4" style:name="cell_decimal4">
      <style:paragraph-properties fo:margin-right="1.2mm"/>
    </style:style>
    <number:number-style style:name="decimal4">
      <number:number number:decimal-places="4" loext:min-decimal-places="4" number:min-integer-digits="1" number:grouping="false"/>
    </number:number-style>
    <style:style style:family="table-cell" style:parent-style-name="Default" style:data-style-name="decimal6" style:name="cell_decimal6">
      <style:paragraph-properties fo:margin-right="1.2mm"/>
    </style:style>
    <number:number-style style:name="decimal6">
      <number:number number:decimal-places="6" loext:min-decimal-places="6" number:min-integer-digits="1" number:grouping="false"/>
    </number:number-style>
    <style:style style:family="table-cell" style:parent-style-name="Default" style:name="grid_06pt">
      <style:table-cell-properties fo:border="0.06pt solid #000000"/>
      <style:paragraph-properties fo:margin-left="1.2mm" fo:margin-right="1.2mm"/>
    </style:style>
    <style:style style:family="table-cell" style:parent-style-name="Default" style:name="bold_left_bg_gray_grid_06pt">
      <style:table-cell-properties fo:background-color="#dddddd"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name="bold_right_bg_gray_grid_06pt">
      <style:table-cell-properties fo:background-color="#dddddd"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bold_left_grid_06pt">
      <style:table-cell-properties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name="bold_right_grid_06pt">
      <style:table-cell-properties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ell" style:parent-style-name="Default" style:name="bold_center_grid_06pt">
      <style:table-cell-properties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left_grid_06pt">
      <style:table-cell-properties style:text-align-source="fix" fo:border="0.06pt solid #000000"/>
      <style:paragraph-properties fo:margin-left="1.2mm" fo:text-align="start"/>
    </style:style>
    <style:style style:family="table-cell" style:parent-style-name="Default" style:name="right_grid_06pt">
      <style:table-cell-properties style:text-align-source="fix" fo:border="0.06pt solid #000000"/>
      <style:paragraph-properties fo:margin-right="1.2mm" fo:text-align="end"/>
    </style:style>
    <style:style style:family="table-cell" style:parent-style-name="Default" style:name="center_grid_06pt">
      <style:table-cell-properties style:text-align-source="fix" fo:border="0.06pt solid #000000"/>
      <style:paragraph-properties fo:text-align="center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number:number-style style:name="integer">
      <number:number number:decimal-places="0" loext:min-decimal-places="0" number:min-integer-digits="1" number:grouping="false"/>
    </number:number-style>
    <style:style style:family="table-cell" style:parent-style-name="Default" style:data-style-name="integer_no_zero" style:name="integer_no_zero_grid_06pt">
      <style:table-cell-properties fo:border="0.06pt solid #000000"/>
    </style:style>
    <number:number-style style:name="integer_no_zero">
      <number:number number:decimal-places="0" loext:min-decimal-places="0" number:min-integer-digits="0" number:grouping="false"/>
    </number:number-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  <style:style style:family="table-cell" style:parent-style-name="Default" style:data-style-name="decimal1" style:name="decimal1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4" style:name="decimal4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6" style:name="decimal6_grid_06pt">
      <style:table-cell-properties fo:border="0.06pt solid #000000"/>
      <style:paragraph-properties fo:margin-left="1.2mm" fo:margin-right="1.2mm"/>
    </style:style>
    <style:style style:family="table-column" style:name="lpod_auto_1">
      <style:table-column-properties fo:break-before="auto" style:column-width="7cm"/>
    </style:style>
    <style:style style:family="table-column" style:name="lpod_auto_2">
      <style:table-column-properties fo:break-before="auto" style:column-width="3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3cm"/>
    </style:style>
    <style:style style:family="table-column" style:name="lpod_auto_5">
      <style:table-column-properties fo:break-before="auto" style:column-width="3cm"/>
    </style:style>
  </office:automatic-styles>
  <office:body>
    <office:spreadsheet>
      <table:table table:name="demo style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row table:style-name="default_table_row">
          <table:table-cell office:value-type="string" calcext:value-type="string" office:string-value="row style: default_table_row (row style)" table:style-name="left">
            <text:p>row style: default_table_row (row style)</text:p>
          </table:table-cell>
        </table:table-row>
        <table:table-row table:style-name="table_row_1cm">
          <table:table-cell office:value-type="string" calcext:value-type="string" office:string-value="table_row_1cm (row style) " table:style-name="left">
            <text:p>table_row_1cm (row style) 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provided cell style:" table:style-name="bold">
            <text:p>provided cell style:</text:p>
          </table:table-cell>
        </table:table-row>
        <table:table-row table:style-name="default_table_row">
          <table:table-cell office:value-type="string" calcext:value-type="string" office:string-value="no style applied" table:style-name="left">
            <text:p>no style applied</text:p>
          </table:table-cell>
          <table:table-cell office:value-type="string" calcext:value-type="string" office:string-value="some text" table:style-name="left">
            <text:p>some text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23" calcext:value="123" table:style-name="right">
            <text:p>123</text:p>
          </table:table-cell>
          <table:table-cell office:value-type="float" calcext:value-type="float" office:value="3.141592654" calcext:value="3.141592654" table:style-name="right">
            <text:p>3.141592654</text:p>
          </table:table-cell>
        </table:table-row>
        <table:table-row table:style-name="default_table_row">
          <table:table-cell office:value-type="string" calcext:value-type="string" office:string-value="bold" table:style-name="left">
            <text:p>bold</text:p>
          </table:table-cell>
          <table:table-cell office:value-type="string" calcext:value-type="string" office:string-value="some text" table:style-name="bold">
            <text:p>some text</text:p>
          </table:table-cell>
          <table:table-cell office:value-type="float" calcext:value-type="float" office:value="0" calcext:value="0" table:style-name="bold">
            <text:p>0</text:p>
          </table:table-cell>
          <table:table-cell office:value-type="float" calcext:value-type="float" office:value="123" calcext:value="123" table:style-name="bold">
            <text:p>123</text:p>
          </table:table-cell>
          <table:table-cell office:value-type="float" calcext:value-type="float" office:value="3.141592654" calcext:value="3.141592654" table:style-name="bold">
            <text:p>3.141592654</text:p>
          </table:table-cell>
        </table:table-row>
        <table:table-row table:style-name="default_table_row">
          <table:table-cell office:value-type="string" calcext:value-type="string" office:string-value="bold_center" table:style-name="left">
            <text:p>bold_center</text:p>
          </table:table-cell>
          <table:table-cell office:value-type="string" calcext:value-type="string" office:string-value="some text" table:style-name="bold_center">
            <text:p>some text</text:p>
          </table:table-cell>
          <table:table-cell office:value-type="float" calcext:value-type="float" office:value="0" calcext:value="0" table:style-name="bold_center">
            <text:p>0</text:p>
          </table:table-cell>
          <table:table-cell office:value-type="float" calcext:value-type="float" office:value="123" calcext:value="123" table:style-name="bold_center">
            <text:p>123</text:p>
          </table:table-cell>
          <table:table-cell office:value-type="float" calcext:value-type="float" office:value="3.141592654" calcext:value="3.141592654" table:style-name="bold_center">
            <text:p>3.141592654</text:p>
          </table:table-cell>
        </table:table-row>
        <table:table-row table:style-name="default_table_row">
          <table:table-cell office:value-type="string" calcext:value-type="string" office:string-value="left" table:style-name="left">
            <text:p>left</text:p>
          </table:table-cell>
          <table:table-cell office:value-type="string" calcext:value-type="string" office:string-value="some text" table:style-name="left">
            <text:p>some text</text:p>
          </table:table-cell>
          <table:table-cell office:value-type="float" calcext:value-type="float" office:value="0" calcext:value="0" table:style-name="left">
            <text:p>0</text:p>
          </table:table-cell>
          <table:table-cell office:value-type="float" calcext:value-type="float" office:value="123" calcext:value="123" table:style-name="left">
            <text:p>123</text:p>
          </table:table-cell>
          <table:table-cell office:value-type="float" calcext:value-type="float" office:value="3.141592654" calcext:value="3.141592654" table:style-name="left">
            <text:p>3.141592654</text:p>
          </table:table-cell>
        </table:table-row>
        <table:table-row table:style-name="default_table_row">
          <table:table-cell office:value-type="string" calcext:value-type="string" office:string-value="right" table:style-name="left">
            <text:p>right</text:p>
          </table:table-cell>
          <table:table-cell office:value-type="string" calcext:value-type="string" office:string-value="some text" table:style-name="right">
            <text:p>some text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23" calcext:value="123" table:style-name="right">
            <text:p>123</text:p>
          </table:table-cell>
          <table:table-cell office:value-type="float" calcext:value-type="float" office:value="3.141592654" calcext:value="3.141592654" table:style-name="right">
            <text:p>3.141592654</text:p>
          </table:table-cell>
        </table:table-row>
        <table:table-row table:style-name="default_table_row">
          <table:table-cell office:value-type="string" calcext:value-type="string" office:string-value="center" table:style-name="left">
            <text:p>center</text:p>
          </table:table-cell>
          <table:table-cell office:value-type="string" calcext:value-type="string" office:string-value="some text" table:style-name="center">
            <text:p>some text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123" calcext:value="123" table:style-name="center">
            <text:p>123</text:p>
          </table:table-cell>
          <table:table-cell office:value-type="float" calcext:value-type="float" office:value="3.141592654" calcext:value="3.141592654" table:style-name="center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1" table:style-name="left">
            <text:p>cell_decimal1</text:p>
          </table:table-cell>
          <table:table-cell office:value-type="string" calcext:value-type="string" office:string-value="some text" table:style-name="cell_decimal1">
            <text:p>some text</text:p>
          </table:table-cell>
          <table:table-cell office:value-type="float" calcext:value-type="float" office:value="0" calcext:value="0" table:style-name="cell_decimal1">
            <text:p>0</text:p>
          </table:table-cell>
          <table:table-cell office:value-type="float" calcext:value-type="float" office:value="123" calcext:value="123" table:style-name="cell_decimal1">
            <text:p>123</text:p>
          </table:table-cell>
          <table:table-cell office:value-type="float" calcext:value-type="float" office:value="3.141592654" calcext:value="3.141592654" table:style-name="cell_decimal1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2" table:style-name="left">
            <text:p>cell_decimal2</text:p>
          </table:table-cell>
          <table:table-cell office:value-type="string" calcext:value-type="string" office:string-value="some text" table:style-name="cell_decimal2">
            <text:p>some text</text:p>
          </table:table-cell>
          <table:table-cell office:value-type="float" calcext:value-type="float" office:value="0" calcext:value="0" table:style-name="cell_decimal2">
            <text:p>0</text:p>
          </table:table-cell>
          <table:table-cell office:value-type="float" calcext:value-type="float" office:value="123" calcext:value="123" table:style-name="cell_decimal2">
            <text:p>123</text:p>
          </table:table-cell>
          <table:table-cell office:value-type="float" calcext:value-type="float" office:value="3.141592654" calcext:value="3.141592654" table:style-name="cell_decimal2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3" table:style-name="left">
            <text:p>cell_decimal3</text:p>
          </table:table-cell>
          <table:table-cell office:value-type="string" calcext:value-type="string" office:string-value="some text" table:style-name="cell_decimal3">
            <text:p>some text</text:p>
          </table:table-cell>
          <table:table-cell office:value-type="float" calcext:value-type="float" office:value="0" calcext:value="0" table:style-name="cell_decimal3">
            <text:p>0</text:p>
          </table:table-cell>
          <table:table-cell office:value-type="float" calcext:value-type="float" office:value="123" calcext:value="123" table:style-name="cell_decimal3">
            <text:p>123</text:p>
          </table:table-cell>
          <table:table-cell office:value-type="float" calcext:value-type="float" office:value="3.141592654" calcext:value="3.141592654" table:style-name="cell_decimal3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4" table:style-name="left">
            <text:p>cell_decimal4</text:p>
          </table:table-cell>
          <table:table-cell office:value-type="string" calcext:value-type="string" office:string-value="some text" table:style-name="cell_decimal4">
            <text:p>some text</text:p>
          </table:table-cell>
          <table:table-cell office:value-type="float" calcext:value-type="float" office:value="0" calcext:value="0" table:style-name="cell_decimal4">
            <text:p>0</text:p>
          </table:table-cell>
          <table:table-cell office:value-type="float" calcext:value-type="float" office:value="123" calcext:value="123" table:style-name="cell_decimal4">
            <text:p>123</text:p>
          </table:table-cell>
          <table:table-cell office:value-type="float" calcext:value-type="float" office:value="3.141592654" calcext:value="3.141592654" table:style-name="cell_decimal4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6" table:style-name="left">
            <text:p>cell_decimal6</text:p>
          </table:table-cell>
          <table:table-cell office:value-type="string" calcext:value-type="string" office:string-value="some text" table:style-name="cell_decimal6">
            <text:p>some text</text:p>
          </table:table-cell>
          <table:table-cell office:value-type="float" calcext:value-type="float" office:value="0" calcext:value="0" table:style-name="cell_decimal6">
            <text:p>0</text:p>
          </table:table-cell>
          <table:table-cell office:value-type="float" calcext:value-type="float" office:value="123" calcext:value="123" table:style-name="cell_decimal6">
            <text:p>123</text:p>
          </table:table-cell>
          <table:table-cell office:value-type="float" calcext:value-type="float" office:value="3.141592654" calcext:value="3.141592654" table:style-name="cell_decimal6">
            <text:p>3.141592654</text:p>
          </table:table-cell>
        </table:table-row>
        <table:table-row table:style-name="default_table_row">
          <table:table-cell office:value-type="string" calcext:value-type="string" office:string-value="grid_06pt" table:style-name="left">
            <text:p>grid_06pt</text:p>
          </table:table-cell>
          <table:table-cell office:value-type="string" calcext:value-type="string" office:string-value="some text" table:style-name="grid_06pt">
            <text:p>some text</text:p>
          </table:table-cell>
          <table:table-cell office:value-type="float" calcext:value-type="float" office:value="0" calcext:value="0" table:style-name="grid_06pt">
            <text:p>0</text:p>
          </table:table-cell>
          <table:table-cell office:value-type="float" calcext:value-type="float" office:value="123" calcext:value="123" table:style-name="grid_06pt">
            <text:p>123</text:p>
          </table:table-cell>
          <table:table-cell office:value-type="float" calcext:value-type="float" office:value="3.141592654" calcext:value="3.141592654" table:style-name="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left_bg_gray_grid_06pt" table:style-name="left">
            <text:p>bold_left_bg_gray_grid_06pt</text:p>
          </table:table-cell>
          <table:table-cell office:value-type="string" calcext:value-type="string" office:string-value="some text" table:style-name="bold_left_bg_gray_grid_06pt">
            <text:p>some text</text:p>
          </table:table-cell>
          <table:table-cell office:value-type="float" calcext:value-type="float" office:value="0" calcext:value="0" table:style-name="bold_left_bg_gray_grid_06pt">
            <text:p>0</text:p>
          </table:table-cell>
          <table:table-cell office:value-type="float" calcext:value-type="float" office:value="123" calcext:value="123" table:style-name="bold_left_bg_gray_grid_06pt">
            <text:p>123</text:p>
          </table:table-cell>
          <table:table-cell office:value-type="float" calcext:value-type="float" office:value="3.141592654" calcext:value="3.141592654" table:style-name="bold_left_bg_gray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right_bg_gray_grid_06pt" table:style-name="left">
            <text:p>bold_right_bg_gray_grid_06pt</text:p>
          </table:table-cell>
          <table:table-cell office:value-type="string" calcext:value-type="string" office:string-value="some text" table:style-name="bold_right_bg_gray_grid_06pt">
            <text:p>some text</text:p>
          </table:table-cell>
          <table:table-cell office:value-type="float" calcext:value-type="float" office:value="0" calcext:value="0" table:style-name="bold_right_bg_gray_grid_06pt">
            <text:p>0</text:p>
          </table:table-cell>
          <table:table-cell office:value-type="float" calcext:value-type="float" office:value="123" calcext:value="123" table:style-name="bold_right_bg_gray_grid_06pt">
            <text:p>123</text:p>
          </table:table-cell>
          <table:table-cell office:value-type="float" calcext:value-type="float" office:value="3.141592654" calcext:value="3.141592654" table:style-name="bold_right_bg_gray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center_bg_gray_grid_06pt" table:style-name="left">
            <text:p>bold_center_bg_gray_grid_06pt</text:p>
          </table:table-cell>
          <table:table-cell office:value-type="string" calcext:value-type="string" office:string-value="some text" table:style-name="bold_center_bg_gray_grid_06pt">
            <text:p>some text</text:p>
          </table:table-cell>
          <table:table-cell office:value-type="float" calcext:value-type="float" office:value="0" calcext:value="0" table:style-name="bold_center_bg_gray_grid_06pt">
            <text:p>0</text:p>
          </table:table-cell>
          <table:table-cell office:value-type="float" calcext:value-type="float" office:value="123" calcext:value="123" table:style-name="bold_center_bg_gray_grid_06pt">
            <text:p>123</text:p>
          </table:table-cell>
          <table:table-cell office:value-type="float" calcext:value-type="float" office:value="3.141592654" calcext:value="3.141592654" table:style-name="bold_center_bg_gray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left_grid_06pt" table:style-name="left">
            <text:p>bold_left_grid_06pt</text:p>
          </table:table-cell>
          <table:table-cell office:value-type="string" calcext:value-type="string" office:string-value="some text" table:style-name="bold_left_grid_06pt">
            <text:p>some text</text:p>
          </table:table-cell>
          <table:table-cell office:value-type="float" calcext:value-type="float" office:value="0" calcext:value="0" table:style-name="bold_left_grid_06pt">
            <text:p>0</text:p>
          </table:table-cell>
          <table:table-cell office:value-type="float" calcext:value-type="float" office:value="123" calcext:value="123" table:style-name="bold_left_grid_06pt">
            <text:p>123</text:p>
          </table:table-cell>
          <table:table-cell office:value-type="float" calcext:value-type="float" office:value="3.141592654" calcext:value="3.141592654" table:style-name="bold_left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right_grid_06pt" table:style-name="left">
            <text:p>bold_right_grid_06pt</text:p>
          </table:table-cell>
          <table:table-cell office:value-type="string" calcext:value-type="string" office:string-value="some text" table:style-name="bold_right_grid_06pt">
            <text:p>some text</text:p>
          </table:table-cell>
          <table:table-cell office:value-type="float" calcext:value-type="float" office:value="0" calcext:value="0" table:style-name="bold_right_grid_06pt">
            <text:p>0</text:p>
          </table:table-cell>
          <table:table-cell office:value-type="float" calcext:value-type="float" office:value="123" calcext:value="123" table:style-name="bold_right_grid_06pt">
            <text:p>123</text:p>
          </table:table-cell>
          <table:table-cell office:value-type="float" calcext:value-type="float" office:value="3.141592654" calcext:value="3.141592654" table:style-name="bold_right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center_grid_06pt" table:style-name="left">
            <text:p>bold_center_grid_06pt</text:p>
          </table:table-cell>
          <table:table-cell office:value-type="string" calcext:value-type="string" office:string-value="some text" table:style-name="bold_center_grid_06pt">
            <text:p>some text</text:p>
          </table:table-cell>
          <table:table-cell office:value-type="float" calcext:value-type="float" office:value="0" calcext:value="0" table:style-name="bold_center_grid_06pt">
            <text:p>0</text:p>
          </table:table-cell>
          <table:table-cell office:value-type="float" calcext:value-type="float" office:value="123" calcext:value="123" table:style-name="bold_center_grid_06pt">
            <text:p>123</text:p>
          </table:table-cell>
          <table:table-cell office:value-type="float" calcext:value-type="float" office:value="3.141592654" calcext:value="3.141592654" table:style-name="bold_center_grid_06pt">
            <text:p>3.141592654</text:p>
          </table:table-cell>
        </table:table-row>
        <table:table-row table:style-name="default_table_row">
          <table:table-cell office:value-type="string" calcext:value-type="string" office:string-value="left_grid_06pt" table:style-name="left">
            <text:p>left_grid_06pt</text:p>
          </table:table-cell>
          <table:table-cell office:value-type="string" calcext:value-type="string" office:string-value="some text" table:style-name="left_grid_06pt">
            <text:p>some text</text:p>
          </table:table-cell>
          <table:table-cell office:value-type="float" calcext:value-type="float" office:value="0" calcext:value="0" table:style-name="left_grid_06pt">
            <text:p>0</text:p>
          </table:table-cell>
          <table:table-cell office:value-type="float" calcext:value-type="float" office:value="123" calcext:value="123" table:style-name="left_grid_06pt">
            <text:p>123</text:p>
          </table:table-cell>
          <table:table-cell office:value-type="float" calcext:value-type="float" office:value="3.141592654" calcext:value="3.141592654" table:style-name="left_grid_06pt">
            <text:p>3.141592654</text:p>
          </table:table-cell>
        </table:table-row>
        <table:table-row table:style-name="default_table_row">
          <table:table-cell office:value-type="string" calcext:value-type="string" office:string-value="right_grid_06pt" table:style-name="left">
            <text:p>right_grid_06pt</text:p>
          </table:table-cell>
          <table:table-cell office:value-type="string" calcext:value-type="string" office:string-value="some text" table:style-name="right_grid_06pt">
            <text:p>some text</text:p>
          </table:table-cell>
          <table:table-cell office:value-type="float" calcext:value-type="float" office:value="0" calcext:value="0" table:style-name="right_grid_06pt">
            <text:p>0</text:p>
          </table:table-cell>
          <table:table-cell office:value-type="float" calcext:value-type="float" office:value="123" calcext:value="123" table:style-name="right_grid_06pt">
            <text:p>123</text:p>
          </table:table-cell>
          <table:table-cell office:value-type="float" calcext:value-type="float" office:value="3.141592654" calcext:value="3.141592654" table:style-name="right_grid_06pt">
            <text:p>3.141592654</text:p>
          </table:table-cell>
        </table:table-row>
        <table:table-row table:style-name="default_table_row">
          <table:table-cell office:value-type="string" calcext:value-type="string" office:string-value="center_grid_06pt" table:style-name="left">
            <text:p>center_grid_06pt</text:p>
          </table:table-cell>
          <table:table-cell office:value-type="string" calcext:value-type="string" office:string-value="some text" table:style-name="center_grid_06pt">
            <text:p>some text</text:p>
          </table:table-cell>
          <table:table-cell office:value-type="float" calcext:value-type="float" office:value="0" calcext:value="0" table:style-name="center_grid_06pt">
            <text:p>0</text:p>
          </table:table-cell>
          <table:table-cell office:value-type="float" calcext:value-type="float" office:value="123" calcext:value="123" table:style-name="center_grid_06pt">
            <text:p>123</text:p>
          </table:table-cell>
          <table:table-cell office:value-type="float" calcext:value-type="float" office:value="3.141592654" calcext:value="3.141592654" table:style-name="center_grid_06pt">
            <text:p>3.141592654</text:p>
          </table:table-cell>
        </table:table-row>
        <table:table-row table:style-name="default_table_row">
          <table:table-cell office:value-type="string" calcext:value-type="string" office:string-value="integer_grid_06pt" table:style-name="left">
            <text:p>integer_grid_06pt</text:p>
          </table:table-cell>
          <table:table-cell office:value-type="string" calcext:value-type="string" office:string-value="some text" table:style-name="integer_grid_06pt">
            <text:p>some text</text:p>
          </table:table-cell>
          <table:table-cell office:value-type="float" calcext:value-type="float" office:value="0" calcext:value="0" table:style-name="integer_grid_06pt">
            <text:p>0</text:p>
          </table:table-cell>
          <table:table-cell office:value-type="float" calcext:value-type="float" office:value="123" calcext:value="123" table:style-name="integer_grid_06pt">
            <text:p>123</text:p>
          </table:table-cell>
          <table:table-cell office:value-type="float" calcext:value-type="float" office:value="3.141592654" calcext:value="3.141592654" table:style-name="integer_grid_06pt">
            <text:p>3.141592654</text:p>
          </table:table-cell>
        </table:table-row>
        <table:table-row table:style-name="default_table_row">
          <table:table-cell office:value-type="string" calcext:value-type="string" office:string-value="integer_no_zero_grid_06pt" table:style-name="left">
            <text:p>integer_no_zero_grid_06pt</text:p>
          </table:table-cell>
          <table:table-cell office:value-type="string" calcext:value-type="string" office:string-value="some text" table:style-name="integer_no_zero_grid_06pt">
            <text:p>some text</text:p>
          </table:table-cell>
          <table:table-cell office:value-type="float" calcext:value-type="float" office:value="0" calcext:value="0" table:style-name="integer_no_zero_grid_06pt">
            <text:p>0</text:p>
          </table:table-cell>
          <table:table-cell office:value-type="float" calcext:value-type="float" office:value="123" calcext:value="123" table:style-name="integer_no_zero_grid_06pt">
            <text:p>123</text:p>
          </table:table-cell>
          <table:table-cell office:value-type="float" calcext:value-type="float" office:value="3.141592654" calcext:value="3.141592654" table:style-name="integer_no_zero_grid_06pt">
            <text:p>3.141592654</text:p>
          </table:table-cell>
        </table:table-row>
        <table:table-row table:style-name="default_table_row">
          <table:table-cell office:value-type="string" calcext:value-type="string" office:string-value="center_integer_no_zero_grid_06pt" table:style-name="left">
            <text:p>center_integer_no_zero_grid_06pt</text:p>
          </table:table-cell>
          <table:table-cell office:value-type="string" calcext:value-type="string" office:string-value="some text" table:style-name="center_integer_no_zero_grid_06pt">
            <text:p>some text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23" calcext:value="123" table:style-name="center_integer_no_zero_grid_06pt">
            <text:p>123</text:p>
          </table:table-cell>
          <table:table-cell office:value-type="float" calcext:value-type="float" office:value="3.141592654" calcext:value="3.141592654" table:style-name="center_integer_no_zero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1_grid_06pt" table:style-name="left">
            <text:p>decimal1_grid_06pt</text:p>
          </table:table-cell>
          <table:table-cell office:value-type="string" calcext:value-type="string" office:string-value="some text" table:style-name="decimal1_grid_06pt">
            <text:p>some text</text:p>
          </table:table-cell>
          <table:table-cell office:value-type="float" calcext:value-type="float" office:value="0" calcext:value="0" table:style-name="decimal1_grid_06pt">
            <text:p>0</text:p>
          </table:table-cell>
          <table:table-cell office:value-type="float" calcext:value-type="float" office:value="123" calcext:value="123" table:style-name="decimal1_grid_06pt">
            <text:p>123</text:p>
          </table:table-cell>
          <table:table-cell office:value-type="float" calcext:value-type="float" office:value="3.141592654" calcext:value="3.141592654" table:style-name="decimal1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2_grid_06pt" table:style-name="left">
            <text:p>decimal2_grid_06pt</text:p>
          </table:table-cell>
          <table:table-cell office:value-type="string" calcext:value-type="string" office:string-value="some text" table:style-name="decimal2_grid_06pt">
            <text:p>some text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123" calcext:value="123" table:style-name="decimal2_grid_06pt">
            <text:p>123</text:p>
          </table:table-cell>
          <table:table-cell office:value-type="float" calcext:value-type="float" office:value="3.141592654" calcext:value="3.141592654" table:style-name="decimal2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3_grid_06pt" table:style-name="left">
            <text:p>decimal3_grid_06pt</text:p>
          </table:table-cell>
          <table:table-cell office:value-type="string" calcext:value-type="string" office:string-value="some text" table:style-name="decimal3_grid_06pt">
            <text:p>some text</text:p>
          </table:table-cell>
          <table:table-cell office:value-type="float" calcext:value-type="float" office:value="0" calcext:value="0" table:style-name="decimal3_grid_06pt">
            <text:p>0</text:p>
          </table:table-cell>
          <table:table-cell office:value-type="float" calcext:value-type="float" office:value="123" calcext:value="123" table:style-name="decimal3_grid_06pt">
            <text:p>123</text:p>
          </table:table-cell>
          <table:table-cell office:value-type="float" calcext:value-type="float" office:value="3.141592654" calcext:value="3.141592654" table:style-name="decimal3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4_grid_06pt" table:style-name="left">
            <text:p>decimal4_grid_06pt</text:p>
          </table:table-cell>
          <table:table-cell office:value-type="string" calcext:value-type="string" office:string-value="some text" table:style-name="decimal4_grid_06pt">
            <text:p>some text</text:p>
          </table:table-cell>
          <table:table-cell office:value-type="float" calcext:value-type="float" office:value="0" calcext:value="0" table:style-name="decimal4_grid_06pt">
            <text:p>0</text:p>
          </table:table-cell>
          <table:table-cell office:value-type="float" calcext:value-type="float" office:value="123" calcext:value="123" table:style-name="decimal4_grid_06pt">
            <text:p>123</text:p>
          </table:table-cell>
          <table:table-cell office:value-type="float" calcext:value-type="float" office:value="3.141592654" calcext:value="3.141592654" table:style-name="decimal4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6_grid_06pt" table:style-name="left">
            <text:p>decimal6_grid_06pt</text:p>
          </table:table-cell>
          <table:table-cell office:value-type="string" calcext:value-type="string" office:string-value="some text" table:style-name="decimal6_grid_06pt">
            <text:p>some text</text:p>
          </table:table-cell>
          <table:table-cell office:value-type="float" calcext:value-type="float" office:value="0" calcext:value="0" table:style-name="decimal6_grid_06pt">
            <text:p>0</text:p>
          </table:table-cell>
          <table:table-cell office:value-type="float" calcext:value-type="float" office:value="123" calcext:value="123" table:style-name="decimal6_grid_06pt">
            <text:p>123</text:p>
          </table:table-cell>
          <table:table-cell office:value-type="float" calcext:value-type="float" office:value="3.141592654" calcext:value="3.141592654" table:style-name="decimal6_grid_06pt">
            <text:p>3.141592654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some custom styles defined at the top of this json file:" table:style-name="bold">
            <text:p>some custom styles defined at the top of this json file:</text:p>
          </table:table-cell>
        </table:table-row>
        <table:table-row table:style-name="default_table_row">
          <table:table-cell office:value-type="string" calcext:value-type="string" office:string-value="bg_yellow" table:style-name="left">
            <text:p>bg_yellow</text:p>
          </table:table-cell>
          <table:table-cell office:value-type="string" calcext:value-type="string" office:string-value="some text" table:style-name="bg_yellow">
            <text:p>some text</text:p>
          </table:table-cell>
          <table:table-cell office:value-type="float" calcext:value-type="float" office:value="0" calcext:value="0" table:style-name="bg_yellow">
            <text:p>0</text:p>
          </table:table-cell>
          <table:table-cell office:value-type="float" calcext:value-type="float" office:value="123" calcext:value="123" table:style-name="bg_yellow">
            <text:p>123</text:p>
          </table:table-cell>
          <table:table-cell office:value-type="float" calcext:value-type="float" office:value="3.141592654" calcext:value="3.141592654" table:style-name="bg_yellow">
            <text:p>3.141592654</text:p>
          </table:table-cell>
        </table:table-row>
        <table:table-row table:style-name="default_table_row">
          <table:table-cell office:value-type="string" calcext:value-type="string" office:string-value="bg_yellow_grid06" table:style-name="left">
            <text:p>bg_yellow_grid06</text:p>
          </table:table-cell>
          <table:table-cell office:value-type="string" calcext:value-type="string" office:string-value="some text" table:style-name="bg_yellow_grid06">
            <text:p>some text</text:p>
          </table:table-cell>
          <table:table-cell office:value-type="float" calcext:value-type="float" office:value="0" calcext:value="0" table:style-name="bg_yellow_grid06">
            <text:p>0</text:p>
          </table:table-cell>
          <table:table-cell office:value-type="float" calcext:value-type="float" office:value="123" calcext:value="123" table:style-name="bg_yellow_grid06">
            <text:p>123</text:p>
          </table:table-cell>
          <table:table-cell office:value-type="float" calcext:value-type="float" office:value="3.141592654" calcext:value="3.141592654" table:style-name="bg_yellow_grid06">
            <text:p>3.1415926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